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0d3a70" style:font-size-asian="12pt" style:font-size-complex="12pt"/>
    </style:style>
    <style:style style:name="P2"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0dadf2" style:font-size-asian="12pt" style:font-size-complex="12pt"/>
    </style:style>
    <style:style style:name="P3"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0e6d1a" style:font-size-asian="12pt" style:font-size-complex="12pt"/>
    </style:style>
    <style:style style:name="P4"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1443ac" style:font-size-asian="12pt" style:font-size-complex="12pt"/>
    </style:style>
    <style:style style:name="P5"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15f189" style:font-size-asian="12pt" style:font-size-complex="12pt"/>
    </style:style>
    <style:style style:name="P6"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19af83" style:font-size-asian="12pt" style:font-size-complex="12pt"/>
    </style:style>
    <style:style style:name="P7"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1a656f" style:font-size-asian="12pt" style:font-size-complex="12pt"/>
    </style:style>
    <style:style style:name="P8"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1cf7bc" style:font-size-asian="12pt" style:font-size-complex="12pt"/>
    </style:style>
    <style:style style:name="P9"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1ea1ac" style:font-size-asian="12pt" style:font-size-complex="12pt"/>
    </style:style>
    <style:style style:name="P10"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fo:font-style="normal" officeooo:rsid="000d3a70" officeooo:paragraph-rsid="000d3a70" style:font-size-asian="12pt" style:font-style-asian="normal" style:font-size-complex="12pt" style:font-style-complex="normal"/>
    </style:style>
    <style:style style:name="P11" style:family="paragraph" style:parent-style-name="Standard">
      <style:paragraph-properties fo:margin-left="0cm" fo:margin-right="0cm" fo:orphans="2" fo:widows="2" fo:text-indent="0cm" style:auto-text-indent="false"/>
      <style:text-properties fo:font-variant="normal" fo:text-transform="none" fo:color="#212121" style:font-name="Times New Roman" fo:font-size="12pt" fo:letter-spacing="normal" fo:font-style="normal" fo:font-weight="normal" officeooo:paragraph-rsid="000baa8a" style:font-size-asian="12pt" style:font-size-complex="12pt"/>
    </style:style>
    <style:style style:name="P12" style:family="paragraph" style:parent-style-name="Standard">
      <loext:graphic-properties draw:fill="none"/>
      <style:paragraph-properties fo:margin-left="0cm" fo:margin-right="0cm" fo:orphans="2" fo:widows="2" fo:text-indent="0cm" style:auto-text-indent="false" fo:background-color="transparent"/>
      <style:text-properties fo:font-variant="normal" fo:text-transform="none" fo:color="#212121" style:font-name="Times New Roman" fo:font-size="12pt" fo:letter-spacing="normal" fo:font-style="normal" fo:font-weight="normal" officeooo:paragraph-rsid="000dadf2" style:font-size-asian="12pt" style:font-size-complex="12pt"/>
    </style:style>
    <style:style style:name="P13" style:family="paragraph" style:parent-style-name="Standard">
      <loext:graphic-properties draw:fill="none"/>
      <style:paragraph-properties fo:margin-left="0cm" fo:margin-right="0cm" fo:orphans="2" fo:widows="2" fo:text-indent="0cm" style:auto-text-indent="false" fo:background-color="transparent"/>
      <style:text-properties fo:color="#000000" style:font-name="Times New Roman" fo:font-size="12pt" officeooo:rsid="001ea1ac" officeooo:paragraph-rsid="001ea1ac" style:font-size-asian="12pt" style:font-size-complex="12pt"/>
    </style:style>
    <style:style style:name="P14" style:family="paragraph" style:parent-style-name="Standard">
      <loext:graphic-properties draw:fill="none"/>
      <style:paragraph-properties fo:margin-left="0cm" fo:margin-right="0cm" fo:orphans="2" fo:widows="2" fo:text-indent="0cm" style:auto-text-indent="false" fo:background-color="transparent"/>
      <style:text-properties fo:font-variant="normal" fo:text-transform="none" fo:color="#666666" style:font-name="Times New Roman" fo:font-size="12pt" fo:letter-spacing="normal" fo:font-style="normal" fo:font-weight="normal" officeooo:paragraph-rsid="000e6d1a" style:font-size-asian="12pt" style:font-size-complex="12pt"/>
    </style:style>
    <style:style style:name="P15" style:family="paragraph" style:parent-style-name="Standard">
      <loext:graphic-properties draw:fill="none"/>
      <style:paragraph-properties fo:margin-left="0cm" fo:margin-right="0cm" fo:orphans="2" fo:widows="2" fo:text-indent="0cm" style:auto-text-indent="false" fo:background-color="transparent"/>
      <style:text-properties fo:font-variant="normal" fo:text-transform="none" fo:color="#666666" style:font-name="Times New Roman" fo:font-size="12pt" fo:letter-spacing="normal" fo:font-style="normal" fo:font-weight="normal" officeooo:paragraph-rsid="0012be51" style:font-size-asian="12pt" style:font-size-complex="12pt"/>
    </style:style>
    <style:style style:name="P16" style:family="paragraph" style:parent-style-name="Standard">
      <loext:graphic-properties draw:fill="none"/>
      <style:paragraph-properties fo:margin-left="0cm" fo:margin-right="0cm" fo:orphans="2" fo:widows="2" fo:text-indent="0cm" style:auto-text-indent="false" fo:background-color="transparent"/>
      <style:text-properties fo:font-variant="normal" fo:text-transform="none" fo:color="#666666" style:font-name="Times New Roman" fo:font-size="12pt" fo:letter-spacing="normal" fo:font-style="normal" fo:font-weight="normal" officeooo:paragraph-rsid="0015f189" style:font-size-asian="12pt" style:font-size-complex="12pt"/>
    </style:style>
    <style:style style:name="P17" style:family="paragraph" style:parent-style-name="Standard">
      <loext:graphic-properties draw:fill="none"/>
      <style:paragraph-properties fo:margin-left="0cm" fo:margin-right="0cm" fo:orphans="2" fo:widows="2" fo:text-indent="0cm" style:auto-text-indent="false" fo:background-color="transparent"/>
      <style:text-properties fo:font-variant="normal" fo:text-transform="none" fo:color="#666666" style:font-name="Times New Roman" fo:font-size="12pt" fo:letter-spacing="normal" fo:font-style="normal" fo:font-weight="normal" officeooo:paragraph-rsid="00114c00" style:font-size-asian="12pt" style:font-size-complex="12pt"/>
    </style:style>
    <style:style style:name="P18" style:family="paragraph" style:parent-style-name="Standard">
      <loext:graphic-properties draw:fill="none"/>
      <style:paragraph-properties fo:margin-left="0cm" fo:margin-right="0cm" fo:orphans="2" fo:widows="2" fo:text-indent="0cm" style:auto-text-indent="false" fo:background-color="transparent"/>
      <style:text-properties fo:font-variant="normal" fo:text-transform="none" fo:color="#666666" style:font-name="Times New Roman" fo:font-size="12pt" fo:letter-spacing="normal" fo:font-style="normal" fo:font-weight="normal" officeooo:paragraph-rsid="001ac8f2" style:font-size-asian="12pt" style:font-size-complex="12pt"/>
    </style:style>
    <style:style style:name="P19" style:family="paragraph" style:parent-style-name="Standard">
      <loext:graphic-properties draw:fill="none"/>
      <style:paragraph-properties fo:margin-left="0cm" fo:margin-right="0cm" fo:orphans="2" fo:widows="2" fo:text-indent="0cm" style:auto-text-indent="false" fo:background-color="transparent"/>
      <style:text-properties fo:font-variant="normal" fo:text-transform="none" fo:color="#666666" style:font-name="Times New Roman" fo:font-size="12pt" fo:letter-spacing="normal" fo:font-style="normal" fo:font-weight="normal" officeooo:paragraph-rsid="001ea1ac" style:font-size-asian="12pt" style:font-size-complex="12pt"/>
    </style:style>
    <style:style style:name="P20" style:family="paragraph" style:parent-style-name="Standard">
      <loext:graphic-properties draw:fill="none"/>
      <style:paragraph-properties fo:margin-left="0cm" fo:margin-right="0cm" fo:orphans="2" fo:widows="2" fo:text-indent="0cm" style:auto-text-indent="false" fo:background-color="transparent"/>
      <style:text-properties fo:font-variant="normal" fo:text-transform="none" fo:color="#000000" style:font-name="Times New Roman" fo:font-size="12pt" fo:letter-spacing="normal" fo:font-style="normal" fo:font-weight="normal" officeooo:rsid="0012be51" officeooo:paragraph-rsid="001a656f" style:font-size-asian="12pt" style:font-size-complex="12pt"/>
    </style:style>
    <style:style style:name="P21" style:family="paragraph" style:parent-style-name="Standard">
      <loext:graphic-properties draw:fill="none"/>
      <style:paragraph-properties fo:margin-left="0cm" fo:margin-right="0cm" fo:orphans="2" fo:widows="2" fo:text-indent="0cm" style:auto-text-indent="false" fo:background-color="transparent"/>
      <style:text-properties fo:font-variant="normal" fo:text-transform="none" fo:color="#000000" style:font-name="Times New Roman" fo:font-size="12pt" fo:letter-spacing="normal" fo:font-style="normal" fo:font-weight="normal" officeooo:rsid="0015f189" officeooo:paragraph-rsid="0015f189" style:font-size-asian="12pt" style:font-size-complex="12pt"/>
    </style:style>
    <style:style style:name="P22" style:family="paragraph" style:parent-style-name="Standard">
      <loext:graphic-properties draw:fill="none"/>
      <style:paragraph-properties fo:margin-left="0cm" fo:margin-right="0cm" fo:orphans="2" fo:widows="2" fo:text-indent="0cm" style:auto-text-indent="false" fo:background-color="transparent"/>
      <style:text-properties fo:font-variant="normal" fo:text-transform="none" fo:color="#000000" style:font-name="Times New Roman" fo:font-size="12pt" fo:letter-spacing="normal" fo:font-style="normal" fo:font-weight="normal" officeooo:rsid="001ac8f2" officeooo:paragraph-rsid="001ac8f2" style:font-size-asian="12pt" style:font-size-complex="12pt"/>
    </style:style>
    <style:style style:name="P23" style:family="paragraph" style:parent-style-name="Standard">
      <loext:graphic-properties draw:fill="none"/>
      <style:paragraph-properties fo:margin-left="0cm" fo:margin-right="0cm" fo:orphans="2" fo:widows="2" fo:text-indent="0cm" style:auto-text-indent="false" fo:background-color="transparent"/>
      <style:text-properties fo:font-variant="normal" fo:text-transform="none" fo:color="#000000" style:font-name="Times New Roman" fo:font-size="12pt" fo:letter-spacing="normal" fo:font-style="normal" fo:font-weight="normal" officeooo:rsid="00215043" officeooo:paragraph-rsid="0025d910" style:font-size-asian="12pt" style:font-size-complex="12pt"/>
    </style:style>
    <style:style style:name="P24" style:family="paragraph" style:parent-style-name="Standard">
      <loext:graphic-properties draw:fill="none"/>
      <style:paragraph-properties fo:margin-left="0cm" fo:margin-right="0cm" fo:orphans="2" fo:widows="2" fo:text-indent="0cm" style:auto-text-indent="false" fo:background-color="transparent"/>
      <style:text-properties fo:color="#000000" style:font-name="Times New Roman" fo:font-size="12pt" officeooo:rsid="0015f189" officeooo:paragraph-rsid="0015f189" style:font-size-asian="12pt" style:font-size-complex="12pt"/>
    </style:style>
    <style:style style:name="P25" style:family="paragraph" style:parent-style-name="Standard">
      <loext:graphic-properties draw:fill="none"/>
      <style:paragraph-properties fo:margin-left="0cm" fo:margin-right="0cm" fo:orphans="2" fo:widows="2" fo:text-indent="0cm" style:auto-text-indent="false" fo:background-color="transparent"/>
      <style:text-properties fo:color="#000000" style:font-name="Times New Roman" fo:font-size="12pt" officeooo:rsid="00215043" officeooo:paragraph-rsid="00215043" style:font-size-asian="12pt" style:font-size-complex="12pt"/>
    </style:style>
    <style:style style:name="P26" style:family="paragraph" style:parent-style-name="Standard">
      <loext:graphic-properties draw:fill="none"/>
      <style:paragraph-properties fo:margin-left="0cm" fo:margin-right="0cm" fo:orphans="2" fo:widows="2" fo:text-indent="0cm" style:auto-text-indent="false" fo:background-color="transparent"/>
      <style:text-properties fo:color="#000000" style:font-name="Times New Roman" fo:font-size="12pt" officeooo:paragraph-rsid="00216c87" style:font-size-asian="12pt" style:font-size-complex="12pt"/>
    </style:style>
    <style:style style:name="P27"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216c87" style:font-size-asian="12pt" style:font-size-complex="12pt"/>
    </style:style>
    <style:style style:name="P28"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241603" style:font-size-asian="12pt" style:font-size-complex="12pt"/>
    </style:style>
    <style:style style:name="P29" style:family="paragraph" style:parent-style-name="Standard">
      <style:paragraph-properties fo:margin-left="0cm" fo:margin-right="0cm" fo:orphans="2" fo:widows="2" fo:text-indent="0cm" style:auto-text-indent="false"/>
      <style:text-properties style:font-name="Times New Roman" fo:font-size="12pt" officeooo:paragraph-rsid="00250425" style:font-size-asian="12pt" style:font-size-complex="12pt"/>
    </style:style>
    <style:style style:name="P30"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25d910" style:font-size-asian="12pt" style:font-size-complex="12pt"/>
    </style:style>
    <style:style style:name="P31"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28cd39" style:font-size-asian="12pt" style:font-size-complex="12pt"/>
    </style:style>
    <style:style style:name="P32"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28de6c" style:font-size-asian="12pt" style:font-size-complex="12pt"/>
    </style:style>
    <style:style style:name="P33"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paragraph-rsid="0018e160" style:font-size-asian="12pt" style:font-size-complex="12pt"/>
    </style:style>
    <style:style style:name="P34" style:family="paragraph" style:parent-style-name="Standard">
      <loext:graphic-properties draw:fill="none"/>
      <style:paragraph-properties fo:margin-left="0cm" fo:margin-right="0cm" fo:orphans="2" fo:widows="2" fo:text-indent="0cm" style:auto-text-indent="false" fo:background-color="transparent"/>
      <style:text-properties style:font-name="Times New Roman" fo:font-size="12pt" officeooo:rsid="0029c0f7" officeooo:paragraph-rsid="0029c0f7" style:font-size-asian="12pt" style:font-size-complex="12pt"/>
    </style:style>
    <style:style style:name="P35" style:family="paragraph" style:parent-style-name="Standard" style:master-page-name="">
      <loext:graphic-properties draw:fill="none"/>
      <style:paragraph-properties fo:margin-left="0cm" fo:margin-right="0cm" fo:orphans="2" fo:widows="2" fo:text-indent="0cm" style:auto-text-indent="false" style:page-number="auto" fo:background-color="transparent"/>
      <style:text-properties style:font-name="Times New Roman" fo:font-size="12pt" officeooo:paragraph-rsid="000d3a70" style:font-size-asian="12pt" style:font-size-complex="12pt"/>
    </style:style>
    <style:style style:name="P36"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font-variant="normal" fo:text-transform="none" fo:color="#212121" fo:letter-spacing="normal"/>
    </style:style>
    <style:style style:name="T2" style:family="text">
      <style:text-properties fo:font-variant="normal" fo:text-transform="none" fo:color="#212121" fo:letter-spacing="normal" fo:font-style="normal" fo:font-weight="normal"/>
    </style:style>
    <style:style style:name="T3" style:family="text">
      <style:text-properties fo:font-variant="normal" fo:text-transform="none" fo:color="#000000" fo:letter-spacing="normal" fo:font-style="normal" fo:font-weight="normal" officeooo:rsid="000baa8a"/>
    </style:style>
    <style:style style:name="T4" style:family="text">
      <style:text-properties fo:font-variant="normal" fo:text-transform="none" fo:color="#000000" fo:letter-spacing="normal" fo:font-style="normal" fo:font-weight="normal" officeooo:rsid="000d3a70"/>
    </style:style>
    <style:style style:name="T5" style:family="text">
      <style:text-properties fo:font-variant="normal" fo:text-transform="none" fo:color="#000000" fo:letter-spacing="normal" fo:font-style="normal" fo:font-weight="normal" officeooo:rsid="000e6d1a"/>
    </style:style>
    <style:style style:name="T6" style:family="text">
      <style:text-properties fo:font-variant="normal" fo:text-transform="none" fo:color="#000000" fo:letter-spacing="normal" fo:font-style="normal" fo:font-weight="normal" officeooo:rsid="000fcfc1"/>
    </style:style>
    <style:style style:name="T7" style:family="text">
      <style:text-properties fo:font-variant="normal" fo:text-transform="none" fo:color="#000000" fo:letter-spacing="normal" fo:font-style="normal" fo:font-weight="normal" officeooo:rsid="0012be51"/>
    </style:style>
    <style:style style:name="T8" style:family="text">
      <style:text-properties fo:font-variant="normal" fo:text-transform="none" fo:color="#000000" fo:letter-spacing="normal" fo:font-style="normal" fo:font-weight="normal" officeooo:rsid="001443ac"/>
    </style:style>
    <style:style style:name="T9" style:family="text">
      <style:text-properties fo:font-variant="normal" fo:text-transform="none" fo:color="#000000" fo:letter-spacing="normal" fo:font-style="normal" fo:font-weight="normal" officeooo:rsid="0015f189"/>
    </style:style>
    <style:style style:name="T10" style:family="text">
      <style:text-properties fo:font-variant="normal" fo:text-transform="none" fo:color="#000000" fo:letter-spacing="normal" fo:font-style="normal" fo:font-weight="normal" officeooo:rsid="0016f4ee"/>
    </style:style>
    <style:style style:name="T11" style:family="text">
      <style:text-properties fo:font-variant="normal" fo:text-transform="none" fo:color="#000000" fo:letter-spacing="normal" fo:font-style="normal" fo:font-weight="normal" officeooo:rsid="0018e160"/>
    </style:style>
    <style:style style:name="T12" style:family="text">
      <style:text-properties fo:font-variant="normal" fo:text-transform="none" fo:color="#000000" fo:letter-spacing="normal" fo:font-style="normal" fo:font-weight="normal" officeooo:rsid="0019af83"/>
    </style:style>
    <style:style style:name="T13" style:family="text">
      <style:text-properties fo:font-variant="normal" fo:text-transform="none" fo:color="#000000" fo:letter-spacing="normal" fo:font-style="normal" fo:font-weight="normal" officeooo:rsid="001a656f"/>
    </style:style>
    <style:style style:name="T14" style:family="text">
      <style:text-properties fo:font-variant="normal" fo:text-transform="none" fo:color="#000000" fo:letter-spacing="normal" fo:font-style="normal" fo:font-weight="normal" officeooo:rsid="001a656f" fo:background-color="#ff9999" loext:char-shading-value="0"/>
    </style:style>
    <style:style style:name="T15" style:family="text">
      <style:text-properties fo:font-variant="normal" fo:text-transform="none" fo:color="#000000" fo:letter-spacing="normal" fo:font-style="normal" fo:font-weight="normal" officeooo:rsid="001ea1ac" fo:background-color="#ff9999" loext:char-shading-value="0"/>
    </style:style>
    <style:style style:name="T16" style:family="text">
      <style:text-properties fo:font-variant="normal" fo:text-transform="none" fo:color="#000000" fo:letter-spacing="normal" fo:font-style="normal" fo:font-weight="normal" officeooo:rsid="001ea1ac" fo:background-color="#ff9999" loext:char-shading-value="0"/>
    </style:style>
    <style:style style:name="T17" style:family="text">
      <style:text-properties fo:font-variant="normal" fo:text-transform="none" fo:color="#000000" fo:letter-spacing="normal" fo:font-style="normal" fo:font-weight="normal" officeooo:rsid="000e689a"/>
    </style:style>
    <style:style style:name="T18" style:family="text">
      <style:text-properties fo:font-variant="normal" fo:text-transform="none" fo:color="#000000" fo:letter-spacing="normal" fo:font-style="normal" fo:font-weight="normal" officeooo:rsid="001bc40a"/>
    </style:style>
    <style:style style:name="T19" style:family="text">
      <style:text-properties fo:font-variant="normal" fo:text-transform="none" fo:color="#000000" fo:letter-spacing="normal" fo:font-style="normal" fo:font-weight="normal" officeooo:rsid="001b10ea"/>
    </style:style>
    <style:style style:name="T20" style:family="text">
      <style:text-properties fo:font-variant="normal" fo:text-transform="none" fo:color="#000000" fo:letter-spacing="normal" fo:font-style="normal" fo:font-weight="normal" officeooo:rsid="001cf7bc"/>
    </style:style>
    <style:style style:name="T21" style:family="text">
      <style:text-properties fo:font-variant="normal" fo:text-transform="none" fo:color="#000000" fo:letter-spacing="normal" fo:font-style="normal" fo:font-weight="normal" officeooo:rsid="001ea1ac"/>
    </style:style>
    <style:style style:name="T22" style:family="text">
      <style:text-properties fo:font-variant="normal" fo:text-transform="none" fo:color="#000000" fo:letter-spacing="normal" fo:font-style="normal" fo:font-weight="normal" officeooo:rsid="00125d71"/>
    </style:style>
    <style:style style:name="T23" style:family="text">
      <style:text-properties fo:font-variant="normal" fo:text-transform="none" fo:color="#000000" fo:letter-spacing="normal" fo:font-style="normal" fo:font-weight="normal" officeooo:rsid="001edfa7"/>
    </style:style>
    <style:style style:name="T24" style:family="text">
      <style:text-properties fo:font-variant="normal" fo:text-transform="none" fo:color="#000000" fo:letter-spacing="normal" fo:font-style="normal" fo:font-weight="normal" officeooo:rsid="00215043"/>
    </style:style>
    <style:style style:name="T25" style:family="text">
      <style:text-properties fo:font-variant="normal" fo:text-transform="none" fo:color="#000000" fo:letter-spacing="normal" fo:font-style="normal" fo:font-weight="normal" officeooo:rsid="00216c87"/>
    </style:style>
    <style:style style:name="T26" style:family="text">
      <style:text-properties fo:font-variant="normal" fo:text-transform="none" fo:color="#000000" fo:letter-spacing="normal" fo:font-style="normal" fo:font-weight="normal" officeooo:rsid="000e664a"/>
    </style:style>
    <style:style style:name="T27" style:family="text">
      <style:text-properties fo:font-variant="normal" fo:text-transform="none" fo:color="#000000" fo:letter-spacing="normal" fo:font-style="normal" fo:font-weight="normal" officeooo:rsid="00241603"/>
    </style:style>
    <style:style style:name="T28" style:family="text">
      <style:text-properties fo:font-variant="normal" fo:text-transform="none" fo:color="#000000" fo:letter-spacing="normal" fo:font-style="normal" fo:font-weight="normal" officeooo:rsid="00250425"/>
    </style:style>
    <style:style style:name="T29" style:family="text">
      <style:text-properties fo:font-variant="normal" fo:text-transform="none" fo:color="#000000" fo:letter-spacing="normal" fo:font-style="normal" fo:font-weight="normal" officeooo:rsid="0025d910"/>
    </style:style>
    <style:style style:name="T30" style:family="text">
      <style:text-properties fo:font-variant="normal" fo:text-transform="none" fo:color="#000000" fo:letter-spacing="normal" fo:font-style="normal" fo:font-weight="normal" officeooo:rsid="0028cd39"/>
    </style:style>
    <style:style style:name="T31" style:family="text">
      <style:text-properties fo:font-variant="normal" fo:text-transform="none" fo:color="#000000" fo:letter-spacing="normal" fo:font-style="normal" fo:font-weight="normal" officeooo:rsid="0028cd39"/>
    </style:style>
    <style:style style:name="T32" style:family="text">
      <style:text-properties fo:font-variant="normal" fo:text-transform="none" fo:color="#000000" fo:letter-spacing="normal" fo:font-style="normal" fo:font-weight="normal" officeooo:rsid="0010c825"/>
    </style:style>
    <style:style style:name="T33" style:family="text">
      <style:text-properties fo:font-variant="normal" fo:text-transform="none" fo:color="#000000" fo:letter-spacing="normal" fo:font-style="normal" fo:font-weight="normal" officeooo:rsid="00126f6d"/>
    </style:style>
    <style:style style:name="T34" style:family="text">
      <style:text-properties fo:font-variant="normal" fo:text-transform="none" fo:color="#000000" fo:letter-spacing="normal" fo:font-style="normal" fo:font-weight="normal" officeooo:rsid="001cd92f"/>
    </style:style>
    <style:style style:name="T35" style:family="text">
      <style:text-properties fo:font-variant="normal" fo:text-transform="none" fo:color="#000000" fo:letter-spacing="normal" fo:font-style="normal" fo:font-weight="normal" officeooo:rsid="000cf026"/>
    </style:style>
    <style:style style:name="T36" style:family="text">
      <style:text-properties fo:font-variant="normal" fo:text-transform="none" fo:color="#000000" fo:letter-spacing="normal" fo:font-style="normal" fo:font-weight="normal" officeooo:rsid="001d84bf"/>
    </style:style>
    <style:style style:name="T37" style:family="text">
      <style:text-properties fo:font-variant="normal" fo:text-transform="none" fo:color="#000000" fo:letter-spacing="normal" fo:font-style="normal" fo:font-weight="normal" officeooo:rsid="0028de6c"/>
    </style:style>
    <style:style style:name="T38" style:family="text">
      <style:text-properties fo:font-variant="normal" fo:text-transform="none" fo:color="#000000" style:text-position="0% 100%" fo:letter-spacing="normal" fo:font-style="normal" fo:font-weight="normal" officeooo:rsid="0016f1c9" style:font-name-asian="Noto Sans CJK SC Regular" style:font-weight-asian="normal" style:font-name-complex="Arial" style:font-weight-complex="normal"/>
    </style:style>
    <style:style style:name="T39" style:family="text">
      <style:text-properties fo:font-variant="normal" fo:text-transform="none" fo:color="#000000" style:text-position="0% 100%" fo:letter-spacing="normal" fo:font-style="normal" fo:font-weight="normal" officeooo:rsid="001a656f" style:font-name-asian="Noto Sans CJK SC Regular" style:font-weight-asian="normal" style:font-name-complex="Arial" style:font-weight-complex="normal"/>
    </style:style>
    <style:style style:name="T40" style:family="text">
      <style:text-properties fo:font-variant="normal" fo:text-transform="none" fo:color="#000000" style:text-position="0% 100%" fo:letter-spacing="normal" fo:font-style="normal" fo:font-weight="normal" officeooo:rsid="0008ef56" style:font-name-asian="Noto Sans CJK SC Regular" style:font-weight-asian="normal" style:font-name-complex="Arial" style:font-weight-complex="normal"/>
    </style:style>
    <style:style style:name="T41" style:family="text">
      <style:text-properties fo:font-variant="normal" fo:text-transform="none" fo:color="#000000" style:text-position="0% 100%" fo:letter-spacing="normal" fo:font-style="normal" fo:font-weight="normal" officeooo:rsid="0017d383" style:font-name-asian="Noto Sans CJK SC Regular" style:font-weight-asian="normal" style:font-name-complex="Arial" style:font-weight-complex="normal"/>
    </style:style>
    <style:style style:name="T42" style:family="text">
      <style:text-properties fo:font-variant="normal" fo:text-transform="none" fo:color="#000000" style:text-position="0% 100%" fo:letter-spacing="normal" fo:font-style="normal" fo:font-weight="normal" officeooo:rsid="0009bc51" style:font-name-asian="Noto Sans CJK SC Regular" style:font-weight-asian="normal" style:font-name-complex="Arial" style:font-weight-complex="normal"/>
    </style:style>
    <style:style style:name="T43" style:family="text">
      <style:text-properties fo:font-variant="normal" fo:text-transform="none" fo:color="#000000" style:text-position="0% 100%" fo:letter-spacing="normal" fo:font-style="normal" fo:font-weight="normal" officeooo:rsid="0015fc6d" style:font-name-asian="Noto Sans CJK SC Regular" style:font-weight-asian="normal" style:font-name-complex="Arial" style:font-weight-complex="normal"/>
    </style:style>
    <style:style style:name="T44" style:family="text">
      <style:text-properties fo:font-variant="normal" fo:text-transform="none" fo:color="#000000" style:font-name="Courier New" fo:letter-spacing="normal" fo:font-style="normal" fo:font-weight="normal" officeooo:rsid="001b7cca"/>
    </style:style>
    <style:style style:name="T45" style:family="text">
      <style:text-properties fo:font-variant="normal" fo:text-transform="none" fo:color="#000000" style:font-name="Courier New" fo:letter-spacing="normal" fo:font-style="normal" fo:font-weight="normal" officeooo:rsid="001ea1ac"/>
    </style:style>
    <style:style style:name="T46" style:family="text">
      <style:text-properties fo:font-variant="normal" fo:text-transform="none" fo:color="#000000" style:font-name="Courier New1" fo:letter-spacing="normal" fo:font-style="normal" fo:font-weight="normal" officeooo:rsid="001a656f"/>
    </style:style>
    <style:style style:name="T47" style:family="text">
      <style:text-properties fo:font-variant="normal" fo:text-transform="none" fo:color="#000000" style:font-name="Times New Roman" fo:letter-spacing="normal" fo:font-style="normal" fo:font-weight="normal" officeooo:rsid="001b7cca"/>
    </style:style>
    <style:style style:name="T48" style:family="text">
      <style:text-properties fo:font-variant="normal" fo:text-transform="none" fo:color="#666666" fo:letter-spacing="normal" fo:font-style="normal" fo:font-weight="normal"/>
    </style:style>
    <style:style style:name="T49" style:family="text">
      <style:text-properties fo:font-variant="normal" fo:text-transform="none" fo:color="#666666" fo:letter-spacing="normal" fo:font-style="normal" fo:font-weight="normal" officeooo:rsid="00241603"/>
    </style:style>
    <style:style style:name="T50" style:family="text">
      <style:text-properties fo:font-variant="normal" fo:text-transform="none" fo:color="#666666" fo:letter-spacing="normal" fo:font-style="normal" fo:font-weight="normal" officeooo:rsid="0028cd39"/>
    </style:style>
    <style:style style:name="T51" style:family="text">
      <style:text-properties fo:font-variant="normal" fo:text-transform="none" fo:color="#666666" fo:letter-spacing="normal" fo:font-style="normal" fo:font-weight="normal" officeooo:rsid="0010c825"/>
    </style:style>
    <style:style style:name="T52" style:family="text">
      <style:text-properties fo:font-variant="normal" fo:text-transform="none" fo:color="#666666" fo:letter-spacing="normal" fo:font-style="normal" fo:font-weight="normal" officeooo:rsid="00126f6d"/>
    </style:style>
    <style:style style:name="T53" style:family="text">
      <style:text-properties fo:font-variant="normal" fo:text-transform="none" fo:color="#666666" fo:letter-spacing="normal" fo:font-style="normal" fo:font-weight="normal" officeooo:rsid="001cd92f"/>
    </style:style>
    <style:style style:name="T54" style:family="text">
      <style:text-properties fo:font-variant="normal" fo:text-transform="none" fo:color="#666666" fo:letter-spacing="normal" fo:font-style="normal" fo:font-weight="normal" officeooo:rsid="000cf026"/>
    </style:style>
    <style:style style:name="T55" style:family="text">
      <style:text-properties fo:font-variant="normal" fo:text-transform="none" fo:letter-spacing="normal" fo:font-style="normal" fo:font-weight="normal"/>
    </style:style>
    <style:style style:name="T56" style:family="text">
      <style:text-properties fo:font-variant="normal" fo:text-transform="none" fo:letter-spacing="normal" fo:font-style="normal" fo:font-weight="normal" officeooo:rsid="00216c87"/>
    </style:style>
    <style:style style:name="T57" style:family="text">
      <style:text-properties fo:font-variant="normal" fo:text-transform="none" fo:letter-spacing="normal" fo:font-style="normal" fo:font-weight="normal" officeooo:rsid="0022a7b4"/>
    </style:style>
    <style:style style:name="T58" style:family="text">
      <style:text-properties fo:font-variant="normal" fo:text-transform="none" fo:letter-spacing="normal" fo:font-style="normal" fo:font-weight="normal" officeooo:rsid="0022a7b4" fo:background-color="#ff9999" loext:char-shading-value="0"/>
    </style:style>
    <style:style style:name="T59" style:family="text">
      <style:text-properties fo:font-variant="normal" fo:text-transform="none" fo:letter-spacing="normal" fo:font-style="normal" fo:font-weight="normal" officeooo:rsid="0025d910"/>
    </style:style>
    <style:style style:name="T60" style:family="text">
      <style:text-properties officeooo:rsid="000d3a70"/>
    </style:style>
    <style:style style:name="T61" style:family="text">
      <style:text-properties fo:color="#666666"/>
    </style:style>
    <style:style style:name="T62" style:family="text">
      <style:text-properties fo:font-style="italic" officeooo:rsid="000d3a70" style:font-style-asian="italic" style:font-style-complex="italic"/>
    </style:style>
    <style:style style:name="T63" style:family="text">
      <style:text-properties fo:font-style="normal" style:font-style-asian="normal" style:font-style-complex="normal"/>
    </style:style>
    <style:style style:name="T64" style:family="text">
      <style:text-properties fo:font-style="normal" officeooo:rsid="000d3a70" style:font-style-asian="normal" style:font-style-complex="normal"/>
    </style:style>
    <style:style style:name="T65" style:family="text">
      <style:text-properties fo:font-style="normal" officeooo:rsid="0018e160" style:font-style-asian="normal" style:font-style-complex="normal"/>
    </style:style>
    <style:style style:name="T66" style:family="text">
      <style:text-properties fo:font-style="normal" officeooo:rsid="001a656f" fo:background-color="#ff9999" loext:char-shading-value="0" style:font-style-asian="normal" style:font-style-complex="normal"/>
    </style:style>
    <style:style style:name="T67" style:family="text">
      <style:text-properties officeooo:rsid="000dadf2"/>
    </style:style>
    <style:style style:name="T68" style:family="text">
      <style:text-properties fo:color="#000000" officeooo:rsid="001443ac"/>
    </style:style>
    <style:style style:name="T69" style:family="text">
      <style:text-properties fo:color="#000000" style:font-name="Courier New1" officeooo:rsid="001443ac"/>
    </style:style>
    <style:style style:name="T70" style:family="text">
      <style:text-properties fo:color="#000000" officeooo:rsid="001a656f" fo:background-color="#ff9999" loext:char-shading-value="0"/>
    </style:style>
    <style:style style:name="T71" style:family="text">
      <style:text-properties officeooo:rsid="000dadf2" fo:background-color="#ff9999" loext:char-shading-value="0"/>
    </style:style>
    <style:style style:name="T72" style:family="text">
      <style:text-properties officeooo:rsid="001a656f" fo:background-color="#ff9999" loext:char-shading-value="0"/>
    </style:style>
    <style:style style:name="T73" style:family="text">
      <style:text-properties officeooo:rsid="000d3a70" fo:background-color="#ff9999" loext:char-shading-value="0"/>
    </style:style>
    <style:style style:name="T74" style:family="text">
      <style:text-properties officeooo:rsid="0015f189" fo:background-color="#ff9999" loext:char-shading-value="0"/>
    </style:style>
    <style:style style:name="T75" style:family="text">
      <style:text-properties officeooo:rsid="00215043"/>
    </style:style>
    <style:style style:name="T76" style:family="text">
      <style:text-properties officeooo:rsid="0015f189"/>
    </style:style>
    <style:style style:name="T77" style:family="text">
      <style:text-properties officeooo:rsid="0025d910"/>
    </style:style>
    <style:style style:name="T78"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GB" fo:font-style="normal" fo:text-shadow="none" style:text-underline-style="none" fo:font-weight="normal" style:text-underline-mode="continuous" style:text-overline-mode="continuous" style:text-line-through-mode="continuous" style:letter-kerning="false" fo:background-color="transparent" style:font-name-asian="Times New Roman1" style:font-size-asian="10pt" style:language-asian="ja" style:country-asian="JP" style:font-style-asian="normal" style:font-weight-asian="normal" style:font-name-complex="Times New Roman1" style:font-size-complex="10pt" style:language-complex="ar" style:country-complex="SA"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tracked-changes text:track-changes="false">
        <text:changed-region xml:id="ct94441123388704" text:id="ct94441123388704">
          <text:insertion>
            <office:change-info>
              <dc:creator>Unknown Author</dc:creator>
              <dc:date>2020-06-19T12:30:33</dc:date>
            </office:change-info>
          </text:insertion>
        </text:changed-region>
        <text:changed-region xml:id="ct94441030513984" text:id="ct94441030513984">
          <text:format-change>
            <office:change-info>
              <dc:creator>Unknown Author</dc:creator>
              <dc:date>2020-06-19T10:52:0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span text:style-name="T2">-------------------------------------------------</text:span><text:line-break/><text:span text:style-name="T2">Associate editor comments 15.06.20</text:span><text:line-break/><text:span text:style-name="T2">-------------------------------------------------</text:span><text:line-break/><text:span text:style-name="T48">Both reviewers have provided a number of comments that should be considered by the authors. Especially, Reviewer 1 asks for a detailed theoretical part, which is completely missing. I strongly agree with this request. Furthermore, this reviewer suggests to remove the pig breeding example from the paper. The application demonstrates some properties of the R package (see also comments from Reviewer 2) and therefore, I encourage the authors not to remove this part, but to describe it in a better way (see suggestions from Reviewer 2).</text:span></text:p>
      <text:p text:style-name="P29"><text:span text:style-name="T48"/></text:p>
      <text:p text:style-name="P29"><text:span text:style-name="T28">We thank the editor for the comments and directions. We adjusted the manuscript to account for the reviewers comments. As suggested, we did not remove the multi-tier breeding example, but we did substantially changed the structure of the results to make it more comprehensive for the readers.</text:span><text:line-break/><text:line-break/><text:span text:style-name="T2">-------------------</text:span><text:line-break/><text:span text:style-name="T2">Reviewer #1</text:span><text:line-break/><text:span text:style-name="T2">------------------------------</text:span><text:line-break/><text:span text:style-name="T48">This is a poorly written paper on a very interesting R package. The aim of the manuscript should be to introduce readers to the package and to have the role of reference for people who apply the package. This requires, first of all, a theory part, which is completely missing in the manuscript. The package is applied to a pig breeding example. The pig breeding example is not part of the package and does not contribute to the understanding of the package. It should therefore be removed from the paper. It may be suitable for a separate paper that focusses on pig breeding.</text:span></text:p>
      <text:p text:style-name="P11"/>
      <text:p text:style-name="P35"><text:span text:style-name="T3">We thank the reviewer for the comments. We address</text:span><text:span text:style-name="T6">ed</text:span><text:span text:style-name="T3"> the comments and suggestions in the revised manuscript. We added </text:span><text:span text:style-name="T6">a brief</text:span><text:span text:style-name="T3"> theoretical background of the method. We did not remove the pig breeding example from the manuscript since we believe, it provides a good example of </text:span><text:span text:style-name="T11">the type of </text:span><text:span text:style-name="T3">questions </text:span><text:span text:style-name="T11">that</text:span><text:span text:style-name="T3"> could be tackled with the software, how to interpret the results, and how the results can help to better understand the dynamic of genetic gain in breeding programmes.</text:span><text:line-break/><text:span text:style-name="T61"><text:line-break/></text:span><text:span text:style-name="T48">My comments in detail are:</text:span><text:span text:style-name="T61"><text:line-break/><text:line-break/></text:span><text:span text:style-name="T48">Line 65: Could all these studies have been performed with the AlphaPart package? Please state it here.</text:span><text:line-break/><text:line-break/><text:span text:style-name="T60">Thank you for the comment. No, these studies were not run with AlphaPart, but with some private pieces of code implementing the partitioning methods. We reworded the sentence to make it more clear </text:span><text:span text:style-name="T73">(lines 89-91)</text:span><text:span text:style-name="T60">: “However, these studies used manual implementations of the partitioning method, for which no open-source software exists.”</text:span></text:p>
      <text:p text:style-name="P1"/>
      <text:p text:style-name="P33"><text:span text:style-name="T48">Line 69: A theory part is missing. A theory part should define the quantities that are computed by using population genetic and quantitative genetic terms and should provide the formulas for computing them. In particular, the theory part should clearly define the components into which the breeding values are partitioned. It should define what a path is, and how the parts are assigned to paths.</text:span><text:line-break/><text:span text:style-name="T60">We thank the reviewer for this remark. </text:span><text:span text:style-name="T64">We included the theory part in the revised manuscript </text:span><text:span text:style-name="T66">(lines 58-83)</text:span><text:span text:style-name="T64">. </text:span><text:span text:style-name="T65">However, we provide a brief description, since the method was not developed within the scope of this research and is described in detail in the original paper</text:span><text:span text:style-name="T64"> García‑Cortés </text:span><text:span text:style-name="T62">et al.</text:span><text:span text:style-name="T64">, 2008. </text:span></text:p>
      <text:p text:style-name="P34"><text:span text:style-name="T64">H</text:span><text:span text:style-name="T63">ERE ADD THE TEXT!</text:span></text:p>
      <text:p text:style-name="P10"/>
      <text:p text:style-name="P14"><text:soft-page-break/>Line 72: This section should be expanded, but only example data sets should be used throughout the paper that are included in the package. The purposes of the data sets are only to explain the functionality of the package and the theory behind it, so the data sets could be small.</text:p>
      <text:p text:style-name="P3"><text:span text:style-name="T5">Thank you for the suggestion. We now added the example inputs and outputs </text:span><text:span text:style-name="T7">of</text:span><text:span text:style-name="T5"> the functions.</text:span><text:line-break/><text:line-break/><text:span text:style-name="T48">Line 82: Please append parentheses after function names throughout the paper, i.e. replace AlphaPart by AlphaPart().</text:span></text:p>
      <text:p text:style-name="P2"><text:span text:style-name="T4">We added the parentheses to all function names throughout the paper.</text:span><text:line-break/><text:line-break/><text:span text:style-name="T48">Line 84: The first lines of data frame AlphaPart.ped should be shown and explained in the text.</text:span><text:line-break/><text:span text:style-name="T67">We added an example of the dataset to the manuscript and additionally explained the variables </text:span><text:span text:style-name="T71">(lines </text:span><text:span text:style-name="T72">110-115</text:span><text:span text:style-name="T71">).</text:span></text:p>
      <text:p text:style-name="P12"/>
      <text:p text:style-name="P15">Line 87: The content of the variable part should be shown (or its structure) and explained.</text:p>
      <text:p text:style-name="P20">We added the example output and described the structure.</text:p>
      <text:p text:style-name="P7"><text:span text:style-name="T14">Lines 123-129:</text:span><text:span text:style-name="T13"> “</text:span><text:span text:style-name="T17">The output </text:span><text:span text:style-name="T44">part</text:span><text:span text:style-name="T13"> is an AlphaPart object</text:span><text:span text:style-name="T17">, which</text:span><text:span text:style-name="T13"> is a list with an </text:span><text:span text:style-name="T46">info</text:span><text:span text:style-name="T13"> element and an element for each of the partitioned traits. The </text:span><text:span text:style-name="T46">info</text:span><text:span text:style-name="T13"> element is a list with information on the path variable (</text:span><text:span text:style-name="T46">path</text:span><text:span text:style-name="T13">), number of path</text:span><text:span text:style-name="T18">s</text:span><text:span text:style-name="T18"><office:annotation><dc:creator>Unknown Author</dc:creator><dc:date>2020-06-18T09:08:12.798644850</dc:date><text:p text:style-name="P36"><text:span text:style-name="T78">Path levels?</text:span></text:p></office:annotation></text:span><text:span text:style-name="T13"> (</text:span><text:span text:style-name="T46">nP</text:span><text:span text:style-name="T13">), </text:span><text:span text:style-name="T18">names</text:span><text:span text:style-name="T13"> of paths (</text:span><text:span text:style-name="T46">lP</text:span><text:span text:style-name="T13">), number of trait</text:span><text:span text:style-name="T18">s</text:span><text:span text:style-name="T13"> (</text:span><text:span text:style-name="T46">nT</text:span><text:span text:style-name="T13">), </text:span><text:span text:style-name="T18">names of</text:span><text:span text:style-name="T13"> </text:span><text:span text:style-name="T18">traits</text:span><text:span text:style-name="T13"> (</text:span><text:span text:style-name="T46">lT</text:span><text:span text:style-name="T13">), and putative warnings (</text:span><text:span text:style-name="T46">warn</text:span><text:span text:style-name="T13">). The trait element </text:span><text:span text:style-name="T46">bv1 </text:span><text:span text:style-name="T47">is a table </text:span><text:span text:style-name="T17">(shown below)</text:span><text:span text:style-name="T13">. It include</text:span><text:span text:style-name="T17">s</text:span><text:span text:style-name="T13"> the </text:span><text:span text:style-name="T17">input information</text:span><text:span text:style-name="T13">, the breeding value for the trait (</text:span><text:span text:style-name="T46">bv1</text:span><text:span text:style-name="T13">), the parent average (</text:span><text:span text:style-name="T46">bv1_pa</text:span><text:span text:style-name="T13">), the Mendelian sampling term (</text:span><text:span text:style-name="T46">bv1_w</text:span><text:span text:style-name="T13">), and the contributions of each level of the path variable to the breeding value (</text:span><text:span text:style-name="T46">bv1_domestic, bv1_import</text:span><text:span text:style-name="T13">).”</text:span><text:span text:style-name="T61"><text:line-break/><text:line-break/></text:span><text:span text:style-name="T48">Line 91: Please try to avoid "we" throughout the paper. For example, the sentence "we recurse the pedigree from…" could be replaced by "function AlphaPart() recurses the pedigree from…"</text:span></text:p>
      <text:p text:style-name="P6"><text:span text:style-name="T7">Thank you for this comment. We reworded the sentences where appropriate.</text:span><text:span text:style-name="T61"><text:line-break/><text:line-break/></text:span><text:span text:style-name="T48">Line 93: How is the term "path" defined? How are the Mendelian sampling terms and the parent averages assigned to the paths?</text:span></text:p>
      <text:p text:style-name="P7"><text:span text:style-name="T12">“Path” variables </text:span><text:span text:style-name="T28">defines</text:span><text:span text:style-name="T12"> the groups generating Mendelian sampling term, e.g. males-females, different countries, different AI centres … We described the method in the Background </text:span><text:span text:style-name="T14">(lines 58-83)</text:span><text:span text:style-name="T12"> and defined the “path” variable </text:span><text:span text:style-name="T13">in </text:span><text:span text:style-name="T14">lines 79-80</text:span><text:span text:style-name="T13">: “</text:span><text:span text:style-name="T38">We</text:span><text:span text:style-name="T39"> </text:span><text:span text:style-name="T40">can</text:span><text:span text:style-name="T39"> </text:span><text:span text:style-name="T41">then </text:span><text:span text:style-name="T39">specify different groups generating the Mendelian sampling term </text:span><text:span text:style-name="T42">and assign individuals to the groups </text:span><text:span text:style-name="T43">(called “path” in the Implementation)</text:span><text:span text:style-name="T39">.”</text:span><text:span text:style-name="T61"><text:line-break/><text:line-break/></text:span><text:span text:style-name="T48">Line 95: The posterior distribution of what?</text:span></text:p>
      <text:p text:style-name="P4"><text:span text:style-name="T7">Thank you for the comment. </text:span><text:span text:style-name="T8">If the users estimate the breeding value</text:span><text:span text:style-name="T12">s</text:span><text:span text:style-name="T8"> with Bayesian methods, they acquire a sample from the posterior distribution. This option allows them to partition them all to obtain the information about the uncertainty of the partition. </text:span><text:span text:style-name="T7">We clarified this </text:span><text:span text:style-name="T12">in </text:span><text:span text:style-name="T14">lines 139-140</text:span><text:span text:style-name="T7">: “posterior distribution of breeding values”.</text:span><text:span text:style-name="T61"><text:line-break/><text:line-break/></text:span><text:span text:style-name="T48">Line 97: What do you mean with "on the fly"? What is the alternative?</text:span></text:p>
      <text:p text:style-name="P4"><text:span text:style-name="T68">AlphaPart package includes two C++ executables. One of them only partitions the breeding values and outputs the contributions for each individuals. The other one partitions the breeding values and summarizes the contributions, and outputs the summarized contributions by group. We changed the manuscipt </text:span><text:span text:style-name="T70">(lines 141-144)</text:span><text:span text:style-name="T68">:</text:span></text:p>
      <text:p text:style-name="P4"><text:span text:style-name="T68">“The function can also simultaneously partition and summarize path contributions by a grouping variable, which is a useful computational speed-up for huge pedigrees. Alternatively, we subsequently use </text:span><text:span text:style-name="T69">summary() </text:span><text:span text:style-name="T68">function to summarize the partitions.”</text:span><text:span text:style-name="T61"><text:line-break/><text:line-break/></text:span><text:span text:style-name="T48">Line 103: Please show a part of the result here and explain the result. In general, I would suggest the following: First introduce and explain a function and its general use, then give an example with </text:span><text:soft-page-break/><text:span text:style-name="T48">R code and show a part (or a summary) of the result, and then explain what the function was doing in this special case.</text:span></text:p>
      <text:p text:style-name="P4"><text:span text:style-name="T8">We added the example output and explained the results </text:span><text:span text:style-name="T13">(</text:span><text:span text:style-name="T14">lines 149-154</text:span><text:span text:style-name="T13">)</text:span><text:span text:style-name="T8">.</text:span><text:span text:style-name="T61"><text:line-break/><text:line-break/></text:span><text:span text:style-name="T48">Line 109: Please provide a figure with the plot.</text:span></text:p>
      <text:p text:style-name="P5"><text:span text:style-name="T8">We added the </text:span><text:span text:style-name="T13">plot</text:span><text:span text:style-name="T8">.</text:span><text:span text:style-name="T61"><text:line-break/><text:line-break/></text:span><text:span text:style-name="T48">Line 118: The pig breeding example should not be part of this paper because it distracts the reader from the main issue, which is to teach the reader to handle the package and to understand the theoretical background behind it.</text:span></text:p>
      <text:p text:style-name="P5"><text:span text:style-name="T9">We appreciate reviewer’s opinion. In line with editor’s and second reviewer’s comments we decided to keep this example, since it helps to understand the usefulness of the package and interpretation of results in more complex breeding programmes.</text:span><text:line-break/><text:span text:style-name="T1"> </text:span><text:line-break/><text:span text:style-name="T48">------------------------------</text:span><text:span text:style-name="T61"><text:line-break/></text:span><text:span text:style-name="T48">Reviewer #2</text:span><text:span text:style-name="T61"><text:line-break/></text:span><text:span text:style-name="T48">------------------------------</text:span><text:span text:style-name="T61"><text:line-break/></text:span><text:span text:style-name="T48">This is a good paper, and it is great to see the software in the public domain in a readily assessable form. There are a couple of areas where the paper should be improved.</text:span></text:p>
      <text:p text:style-name="P5"><text:span text:style-name="T5">We thank the reviewer for the comment and the recognition.</text:span><text:span text:style-name="T61"><text:line-break/><text:line-break/></text:span><text:span text:style-name="T48">First, the supposed pig breeding structure used to demonstrate the method is extremely simplistic and generalised. When I read this manuscript, I was expecting to get some deep insights into breeding design for a pig program. However, because of the simplicity of the simulation structure (one cycle of selection and generation per year), it is misleading. I suggest the wording be changed to acknowledge that the example is a stylised multi tiered breeding program, and it might be better to change years, to generations.</text:span></text:p>
      <text:p text:style-name="P5"><text:span text:style-name="T9">Thank you for your comment. We change</text:span><text:span text:style-name="T10">d</text:span><text:span text:style-name="T9"> “pig breeding example” to “stylized multi‑tier breeding example / programme” throughout the manuscript. </text:span><text:span text:style-name="T19">We also changed “years” to “generation</text:span><text:span text:style-name="T28">s</text:span><text:span text:style-name="T19">” throughout the manuscript.</text:span><text:span text:style-name="T61"><text:line-break/><text:line-break/></text:span><text:span text:style-name="T48">Second, the results are quite difficult to interpret. In particular, the comments about multiplier versus nucleus comparisons. My understanding is that the partitioning method partitions genetic trends in merit of animals born, into cumulative contributions to the aggregate trend through selection within defined subsets of candidates. </text:span></text:p>
      <text:p text:style-name="P24"><text:span text:style-name="T55">Not sure if we understand the comment correctly. But we did not measure the aggregate genetic trend of nucleus plus multiplier, but instead measured the genetic trend in the multiplier and nucleus separately. We then partitioned the genetic trend of each tier in the contribution of the four paths. However, since the flow of genes was directional (always from nucleus to the multiplier and not vice-versa), the contribution of multiplier animals in the nucleus is 0.</text:span></text:p>
      <text:p text:style-name="P25"><text:span text:style-name="T55">We now adjusted the manuscript to clarify that we measured the genetic gain separately in the nucleus and the multiplier. We also clarified, which genetic gain we are measuring, partitioning, and describing. </text:span></text:p>
      <text:p text:style-name="P21"/>
      <text:p text:style-name="P16">When comparing nucleus versus multiplier animals, what are the comparisons? </text:p>
      <text:p text:style-name="P23">We first compared the genetic gain in the nucleus and multiplier to show, that multiplier can achieve higher genetic gain (and have animals with higher breeding values), which is not expected in a multi‑tier breeding programme. Next we compared<text:span text:style-name="T76"> the contribution of nucleus and multiplier selection to the genetic trend observed in the nucleus and multiplier separately. We now added a paragraphs describing the structure and flow of the results and adjusted the results accordingly. <text:line-break/>Lines </text:span><text:span text:style-name="T74">242-245</text:span><text:span text:style-name="T76">: “For each scenarios we first describe the distribution of the true breeding values in the nucleus and multiplier in generation 40 of one replicate. Next we explain the sources of the </text:span><text:soft-page-break/><text:span text:style-name="T76">observations obtained by partitioning the nucleus and multiplier genetic trend and averaging the results across ten replicates.”</text:span></text:p>
      <text:p text:style-name="P17"/>
      <text:p text:style-name="P18">In Figures 1 &amp; 3, the distributions  seem to be always about the same shape and width, so what is the value of showing them? I think that some additional effort to better explain the meaning and interpretation of the results would help.</text:p>
      <text:p text:style-name="P22">Thank you for this comment. The purpose of these figures was to the mean and the distribution of the breeding values of the nucleus and multiplier animals of a specific generation. We wanted to show, that <text:span text:style-name="T77">i</text:span>) multiplier has a higher mean than the nucleus for some traits; <text:span text:style-name="T77">ii</text:span>) multiplier can produce animals with higher breeding values than the nucleus, which is unusual. <text:span text:style-name="T75">We now simplified these figures to include only one generation and only the distribution of the breeding values and not the partitions.</text:span></text:p>
      <text:p text:style-name="P30"><text:span text:style-name="T61"><text:line-break/><text:line-break/></text:span><text:span text:style-name="T48">Line 34 - the term "the multiplier achieved higher breeding values" is a little confusing. </text:span></text:p>
      <text:p text:style-name="P30"><text:span text:style-name="T24">Thank you for the comment. </text:span><text:span text:style-name="T27">Here we do not address the (multiplier) “path” contribution, but just compare the genetic gain in the nucleus and the multiplier.</text:span></text:p>
      <text:p text:style-name="P30"><text:span text:style-name="T48">While it is hard to communicate necessary details in the summary, could this be reworded? Maybe the word "achieved" could be changed to "maintained", maybe "the multiplier path maintained higher average breeding values than…."? </text:span><text:span text:style-name="T49">Achieved implies some sort of end point, but breeding programs are continuous…. </text:span><text:span text:style-name="T27"><text:s/></text:span></text:p>
      <text:p text:style-name="P28"><text:span text:style-name="T24">To acknowledge the continuity of the breeding programme, we now replaced the “final” genetic gain with genetic gain “in generation 40” (which is the last year of comparison). We also replaced “achieved” with “had” where appropriate.</text:span></text:p>
      <text:p text:style-name="P28"><text:span text:style-name="T49">Or maybe you mean that the multiplier contributed a higher proportion of the genetic progress in these traits? As per my second point above, I struggled with this through the whole manuscript.</text:span></text:p>
      <text:p text:style-name="P31"><text:span text:style-name="T27">Thank you for the comment. We now clarified in the manuscript that first we compare the genetic gain in the nucleus and multiplier and then move onto inspecting the sources of genetic gain by partitioning the genetic gain by paths. </text:span><text:span text:style-name="T24">We also clarifie</text:span><text:span text:style-name="T29">d</text:span><text:span text:style-name="T24"> the “Result” </text:span><text:span text:style-name="T29">accordingly</text:span><text:span text:style-name="T24">. For each scenario we split the results into 1) comparing the genetic gain in nucleus vs multiplier 2) comparing the sources of genetic gain of the nucleus and multiplier.</text:span><text:span text:style-name="T61"><text:line-break/><text:line-break/></text:span><text:span text:style-name="T48">L37-39 also a little hard to fully understand here.</text:span><text:change-start text:change-id="ct94441123388704"/></text:p>
      <text:p text:style-name="P32"><text:change-end text:change-id="ct94441123388704"/><text:span text:style-name="T30">We clarified the abstract by saying (lines 35-44): “</text:span><text:span text:style-name="T36">We partitioned the nucleus and multiplier genetic gain by tier‑gender variable. F</text:span><text:span text:style-name="T30">or traits measured and selected in the multiplier, the multiplier </text:span><text:span text:style-name="T34">selection generated additional source of genetic gain causing</text:span><text:span text:style-name="T30"> higher genetic gain </text:span><text:span text:style-name="T34">in the multiplier compared to</text:span><text:span text:style-name="T30"> nucleus. The </text:span><text:span text:style-name="T34">increase </text:span><text:span text:style-name="T30">depend</text:span><text:span text:style-name="T34">ed</text:span><text:span text:style-name="T30"> on the accuracy and intensity of selection in the multiplier and the extent of gene flow from the nucleus. For traits measured only in the nucleus, the multiplier </text:span><text:span text:style-name="T36">selection did not contribute to the genetic gain. The multiplier therefore had</text:span><text:span text:style-name="T30"> comparable or smaller genetic gain than the nucleus depending on the amount of gene flow </text:span><text:span text:style-name="T32">from </text:span><text:span text:style-name="T37">the </text:span><text:span text:style-name="T32">nucleus</text:span><text:span text:style-name="T30">.”</text:span><text:span text:style-name="T61"><text:line-break/><text:line-break/></text:span><text:span text:style-name="T48">L42 suggest "The use of AlphaPart will help breeders to improve genetic gain through a better understanding of the key selection points that are currently driving gains in each trait".</text:span></text:p>
      <text:p text:style-name="P8"><text:span text:style-name="T20">Thank you, we changed the manuscript to include the suggested sentence. We however did not say “currently”, since this helps to track the sources of genetic gain in the previous generations.</text:span><text:span text:style-name="T61"><text:line-break/><text:line-break/></text:span><text:span text:style-name="T48">L49 use "mating" instead of "intermating"</text:span></text:p>
      <text:p text:style-name="P8"><text:span text:style-name="T5">Replaced.</text:span><text:span text:style-name="T61"><text:line-break/><text:line-break/></text:span><text:span text:style-name="T48">L104 -117 would this be better presented as a table, first column giving the function name, and second column describing what the function does in words?</text:span></text:p>
      <text:p text:style-name="P9"><text:soft-page-break/><text:span text:style-name="T20">Thank you for this comment. We discussed the idea, but decided, that since we only present four functions, a table is not necessary.</text:span><text:span text:style-name="T61"><text:line-break/><text:line-break/></text:span><text:span text:style-name="T48">L118. Needs to be clear that this is an open nucleus approach. It is not necessarily standard that elite individuals from the multiplier tier can make a genetic contribution to the nucleus tier?</text:span></text:p>
      <text:p text:style-name="P9"><text:span text:style-name="T21">We did not simulate an open nucleus, but close one. We added sentences throughout the manuscript to clarify this. For example, </text:span><text:span text:style-name="T15">lines 186-188</text:span><text:span text:style-name="T21">: “We used the </text:span><text:span text:style-name="T45">AlphaSimR</text:span><text:span text:style-name="T21"> package [9] to simulate a </text:span><text:span text:style-name="T22">multi‑tier</text:span><text:span text:style-name="T21"> breeding programme for a single breed </text:span><text:span text:style-name="T23">with closed nucleus and directional flow of animals from the nucleus into the multiplier.</text:span><text:span text:style-name="T21">“</text:span><text:span text:style-name="T61"><text:line-break/><text:line-break/></text:span><text:span text:style-name="T48">L120 replace "on" with "to"</text:span></text:p>
      <text:p text:style-name="P3"><text:span text:style-name="T5">Replaced.</text:span><text:span text:style-name="T61"><text:line-break/><text:line-break/></text:span><text:span text:style-name="T48">L122 supply "a" large number of</text:span></text:p>
      <text:p text:style-name="P9"><text:span text:style-name="T5">Added.</text:span><text:span text:style-name="T61"><text:line-break/><text:line-break/></text:span><text:span text:style-name="T48">L135 it seems from the simulation that you are assuming one selection round per year. In reality, sows farrow multiple times per year, and there are lots of overlaps in selection</text:span></text:p>
      <text:p text:style-name="P9"><text:span text:style-name="T21">Thank you for this comment. We agree with the reviewer. We now changed “years” to “generations” and replaced “pig breeding” with “stylized multi‑tier breeding” throughout the manuscript.</text:span><text:span text:style-name="T61"><text:line-break/><text:line-break/></text:span><text:span text:style-name="T48">L138-143. It needs to be made clearer (maybe via a table of a figure) which out of multiplier and nucleus selections are being made, for each sex. Given that the multiplier is contributing genetic trend, I have the feeling from reading so far, that it is an open nucleus, so that elite males from the multiplier can contribute to nucleus matings?</text:span></text:p>
      <text:p text:style-name="P9"><text:span text:style-name="T21">We did not simulate open nucleus. The multiplier animals and multiplier selection contributed to the genetic gain in the multiplier </text:span><text:span text:style-name="T29">only</text:span><text:span text:style-name="T21">. We also added a figure to clarify the selection decision and flow of animals.</text:span><text:span text:style-name="T61"><text:line-break/><text:line-break/></text:span><text:span text:style-name="T48">L143-145. I feel that this information is coming too late, at least for my taste. Also, the naming convention is not intuitive, and surely there is a huge difference in selection intensity, </text:span></text:p>
      <text:p text:style-name="P13"><text:span text:style-name="T55">The scenarios are name by the percentage of flow of nucleus males to multiplier (everything else stays the same). The MaleFlow100 applies 100% flow of males from nucleus to multiplier, so all multiplier females are inseminated with nucleus males. MaleFlow20 means that 20% of multiplier offspring are offspring of nucleus males and 80% of offspring is offspring of multiplier males. There is a difference in selection intensity, but it does not affect the naming of the scenarios.</text:span></text:p>
      <text:p text:style-name="P17"/>
      <text:p text:style-name="P19">and why is selection across tiers depending on merit, rather than the apparent fixed proportions?</text:p>
      <text:p text:style-name="P9"><text:span text:style-name="T21">The selection across tiers is fixed. Every generation we select the same number of parents in the nucleus and the multiplier (described in</text:span><text:change-start text:change-id="ct94441030513984"/><text:span text:style-name="T16"> lines 197-205</text:span><text:change-end text:change-id="ct94441030513984"/><text:span text:style-name="T21">) and inseminate a fixed proportion of multiplier females with nucleus males.</text:span><text:span text:style-name="T61"><text:line-break/><text:line-break/></text:span><text:span text:style-name="T48">L147 …we ran "a" pedigree based…</text:span></text:p>
      <text:p text:style-name="P27"><text:span text:style-name="T5">Added.</text:span><text:span text:style-name="T61"><text:line-break/><text:line-break/></text:span><text:span text:style-name="T48">L157..did you check to see if sources were the same for EBVs as for TBVs? This is an interesting question in itself which would be worth commenting on.</text:span></text:p>
      <text:p text:style-name="P26"><text:span text:style-name="T56">We did perform the partitioning with EBVs and TBVs and obtained different results due to </text:span><text:span text:style-name="T59">issues</text:span><text:span text:style-name="T56"> with the prediction models. We therefore decided the present the TBVs, since they reveal the true sources of genetic gain, and address the potential EBV issue in the discussion </text:span><text:span text:style-name="T57">(</text:span><text:span text:style-name="T58">lines 327-330)</text:span><text:span text:style-name="T56">: </text:span></text:p>
      <text:p text:style-name="P27"><text:span text:style-name="T25">“</text:span><text:span text:style-name="T26">U</text:span><text:span text:style-name="T25">sers should take into account, </text:span><text:span text:style-name="T26">that</text:span><text:span text:style-name="T25"> </text:span><text:span text:style-name="T26">the accuracy of partitioning depends on </text:span><text:span text:style-name="T25">the accuracy of the estimated breeding values and their Mendelian sampling terms, which are driven by the biology of </text:span><text:soft-page-break/><text:span text:style-name="T25">the trait, breeding programme structure, </text:span><text:span text:style-name="T26">and choice of the prediction model</text:span><text:span text:style-name="T25">.”</text:span><text:span text:style-name="T61"><text:line-break/><text:line-break/></text:span><text:span text:style-name="T48">L171 "expectedly showed" is not good English</text:span></text:p>
      <text:p text:style-name="P3"><text:span text:style-name="T5">Thank you for the comment. We changed the sentence to: “As expected, the partitioning showed ...”</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Courier New1"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Arial" svg:font-family="Arial"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52cm" style:writing-mode="page"/>
      <style:text-properties style:use-window-font-color="true" style:font-name="Liberation Serif" fo:font-size="12pt" fo:language="en" fo:country="GB"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16T07:20:26.862142201</meta:creation-date>
    <dc:date>2020-06-19T13:35:49.568755508</dc:date>
    <meta:editing-duration>PT8H22M59S</meta:editing-duration>
    <meta:editing-cycles>6</meta:editing-cycles>
    <meta:generator>LibreOffice/6.0.7.3$Linux_X86_64 LibreOffice_project/00m0$Build-3</meta:generator>
    <meta:document-statistic meta:table-count="0" meta:image-count="0" meta:object-count="0" meta:page-count="6" meta:paragraph-count="49" meta:word-count="2805" meta:character-count="17527" meta:non-whitespace-character-count="14727"/>
  </office:meta>
</office:document-meta>
</file>